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Pictures/2000000A000000DD000000DD245BE18F0D847CFC.svm" manifest:media-type="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10.61pt" svg:height="328.28pt" svg:x="5.19pt" svg:y="131.02pt">
            <loext:p draw:notify-on-update-of-ranges="Sheet1.A1:Sheet1.A8 Sheet1.B1:Sheet1.B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31" calcext:value-type="float">
            <text:p>0.015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063" calcext:value-type="float">
            <text:p>0.030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6125" calcext:value-type="float">
            <text:p>0.06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5313" calcext:value-type="float">
            <text:p>0.153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0625" calcext:value-type="float">
            <text:p>0.306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125" calcext:value-type="float">
            <text:p>0.61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1875" calcext:value-type="float">
            <text:p>0.918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5313" calcext:value-type="float">
            <text:p>1.53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3:41:27.619598832</meta:creation-date>
    <dc:date>2016-12-07T13:47:27.122402804</dc:date>
    <meta:editing-duration>PT5M59S</meta:editing-duration>
    <meta:editing-cycles>1</meta:editing-cycles>
    <meta:document-statistic meta:table-count="1" meta:cell-count="16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D000000DD245BE18F0D847CFC.svm"/>
      </style:chart-properties>
    </style:style>
    <style:style style:name="ch3" style:family="chart" style:data-style-name="N0">
      <style:chart-properties chart:display-label="true" chart:logarithmic="false" chart:origin="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542cm" svg:height="11.582cm" xlink:href=".." xlink:type="simple" chart:class="chart:scatter" chart:style-name="ch1">
        <chart:plot-area chart:style-name="ch2" table:cell-range-address="Sheet1.A1:Sheet1.B8" svg:x="0.43cm" svg:y="0.231cm" svg:width="20.682cm" svg:height="11.12cm">
          <chartooo:coordinate-region svg:x="1.298cm" svg:y="0.352cm" svg:width="19.814cm" svg:height="10.05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8" chart:class="chart:scatter">
            <chart:domain table:cell-range-address="Sheet1.A1:Sheet1.A8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1:Sheet1.A8</svg:desc>
                </draw:g>
              </table:table-cell>
              <table:table-cell office:value-type="float" office:value="0.01531">
                <text:p>0.01531</text:p>
                <draw:g>
                  <svg:desc>Sheet1.B1:Sheet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3063">
                <text:p>0.03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6125">
                <text:p>0.06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.15313">
                <text:p>0.15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30625">
                <text:p>0.3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91875">
                <text:p>0.9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.5313">
                <text:p>1.53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